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84C2E6E793203868.png" manifest:media-type="image/png"/>
  <manifest:file-entry manifest:full-path="Pictures/100A89BE000129600001A4C0F7ACA7D3290D24A7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A89BE000129600001A4C0F7ACA7D3290D24A7.pdf" xlink:type="simple" xlink:show="embed" xlink:actuate="onLoad" draw:mime-type="application/pdf"/><draw:image xlink:href="Pictures/10000001000003190000046284C2E6E7932038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2:40:01.505873284</meta:creation-date>
    <dc:date>2023-03-26T22:40:47.947218068</dc:date>
    <meta:editing-duration>PT46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